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2" calcext:value-type="float">
            <text:p>72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7" calcext:value-type="float">
            <text:p>94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9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7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3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9" table:style-name="ce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1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6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1:56:24.162109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05T12:01:43.719044084</dc:date>
    <meta:editing-duration>PT7H41M29S</meta:editing-duration>
    <meta:editing-cycles>78</meta:editing-cycles>
    <meta:document-statistic meta:table-count="1" meta:cell-count="15072" meta:object-count="0"/>
  </office:meta>
</office:document-meta>
</file>